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7">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7"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19"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20"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21" style:family="paragraph" style:parent-style-name="Heading_20_1" style:list-style-name="WWNum6">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6">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5">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5">Sprint No .</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activity_list.xml</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2555915134493718418" text:style-name="WWNum7">
              <text:list-item>
                <text:p text:style-name="P15"><text:span text:style-name="T3">No methods are present since these are markup files</text:span></text:p>
              </text:list-item>
            </text:list>
          </table:table-cell>
        </table:table-row>
        <table:table-row table:style-name="Table4.1">
          <table:table-cell table:style-name="Table4.A1" office:value-type="string">
            <text:p text:style-name="P10"><text:span text:style-name="T9">Indentions are 5 spaces. TABS ARE </text:span><text:span text:style-name="T3">✓</text:span><text:span text:style-name="T9">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3">✓</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1503840838431539807" text:style-name="WWNum1">
              <text:list-item>
                <text:p text:style-name="P16"><text:span text:style-name="T3">No such statements since these are markup files</text:span></text:p>
              </text:list-item>
            </text:list>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2336337936555785616" text:style-name="WWNum3">
              <text:list-item>
                <text:p text:style-name="P18"><text:span text:style-name="T3">No such statements since these are markup files</text:span></text:p>
              </text:list-item>
            </text:list>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6224525982172544636" text:style-name="WWNum5">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3052997864801713102" text:style-name="WWNum2">
              <text:list-item>
                <text:p text:style-name="P20"><text:span text:style-name="T3">No such statements since these are markup files</text:span></text:p>
              </text:list-item>
            </text:list>
          </table:table-cell>
        </table:table-row>
      </table:table>
      <text:list xml:id="list8727552662390533389" text:style-name="WWNum6">
        <text:list-item>
          <text:p text:style-name="P21"><text:soft-page-break/></text:p>
        </text:list-item>
        <text:list-item>
          <text:p text:style-name="P21"/>
        </text:list-item>
        <text:list-item>
          <text:p text:style-name="P22"><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one</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list xml:id="list6061436666265908678" text:style-name="WWNum4">
              <text:list-item>
                <text:p text:style-name="P17"><text:span text:style-name="T3">All files under the frontend portion mentioned above are all made in a markup language (xml) so there are ✓ relevant methods due for evaluation</text:span></text:p>
              </text:list-item>
            </text:list>
          </table:table-cell>
        </table:table-row>
      </table:table>
      <text:p text:style-name="P5"><text:soft-page-break/></text:p>
      <text:list xml:id="list203131964899523" text:continue-list="list8727552662390533389" text:style-name="WWNum6">
        <text:list-item>
          <text:p text:style-name="P21"/>
        </text:list-item>
        <text:list-item>
          <text:p text:style-name="P21"/>
        </text:list-item>
      </text:list>
      <text:p text:style-name="P5"/>
      <text:p text:style-name="P5"/>
      <text:p text:style-name="P5"/>
      <text:p text:style-name="P5"/>
      <text:list xml:id="list203132015642278" text:continue-numbering="true" text:style-name="WWNum6">
        <text:list-item>
          <text:p text:style-name="P22"><text:span text:style-name="T3">Reviewer’s Comments:<text:line-break/></text:span></text:p>
        </text:list-item>
      </text:list>
      <text:p text:style-name="P1"><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81" meta:non-whitespace-character-count="2461"/>
    <meta:generator>LibreOfficeDev/5.1.0.3$Linux_X86_64 LibreOffice_project/</meta:generator>
  </office:meta>
</office:document-meta>
</file>